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65in"/>
    </style:style>
    <style:style style:name="co2" style:family="table-column">
      <style:table-column-properties fo:break-before="auto" style:column-width="2.8953in"/>
    </style:style>
    <style:style style:name="co3" style:family="table-column">
      <style:table-column-properties fo:break-before="auto" style:column-width="3.6244in"/>
    </style:style>
    <style:style style:name="co4" style:family="table-column">
      <style:table-column-properties fo:break-before="auto" style:column-width="3.2543in"/>
    </style:style>
    <style:style style:name="co5" style:family="table-column">
      <style:table-column-properties fo:break-before="auto" style:column-width="0.8925in"/>
    </style:style>
    <style:style style:name="ro1" style:family="table-row">
      <style:table-row-properties style:row-height="0.2362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5598in" fo:break-before="auto" style:use-optimal-row-height="true"/>
    </style:style>
    <style:style style:name="ro4" style:family="table-row">
      <style:table-row-properties style:row-height="1.278in" fo:break-before="auto" style:use-optimal-row-height="true"/>
    </style:style>
    <style:style style:name="ro5" style:family="table-row">
      <style:table-row-properties style:row-height="0.6465in" fo:break-before="auto" style:use-optimal-row-height="true"/>
    </style:style>
    <style:style style:name="ro6" style:family="table-row">
      <style:table-row-properties style:row-height="0.41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table:number-columns-spanned="2" table:number-rows-spanned="1">
            <text:p>2014_AT_02_EN_railway_winkler</text:p>
          </table:table-cell>
          <table:covered-table-cell table:style-name="ce4"/>
          <table:table-cell table:style-name="Default"/>
          <table:table-cell/>
        </table:table-row>
        <table:table-row table:style-name="ro2">
          <table:table-cell table:style-name="Default" table:number-columns-repeated="3"/>
          <table:table-cell/>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office:value-type="string">
            <text:p>ok</text:p>
          </table:table-cell>
          <table:table-cell office:value-type="string">
            <text:p>lacking</text:p>
          </table:table-cell>
          <table:table-cell office:value-type="string">
            <text:p>Very hard task. It's not only a scheduling, but also a routing problem. If the trains are not properly routed, even the solution leads to a crash. May be can could salvage the task by proposing an interactive simulation to play with. Otherwise, without paper and pencil (which is commonly allowed), too hard in my opinion. Otherwise one could also indicate the routing of the trains, so it becomes easier to find the invalid solutions.</text:p>
          </table:table-cell>
          <table:table-cell office:value-type="string">
            <text:p>Ivo Blöchliger, Switzeraland, <text:a xlink:href="mailto:ivo.bloechliger@gmail.com">ivo.bloechliger@gmail.com</text:a></text:p>
          </table:table-cell>
        </table:table-row>
        <table:table-row table:style-name="ro5">
          <table:table-cell office:value-type="string">
            <text:p>ok</text:p>
          </table:table-cell>
          <table:table-cell office:value-type="string">
            <text:p>lacking</text:p>
          </table:table-cell>
          <table:table-cell office:value-type="string">
            <text:p>The first problem I had was understanding. What actually is Crash #2? After text clarification, the task becomes manageable – the routing, Ivo mentions, is just the fact, that trains can bypass one another.</text:p>
          </table:table-cell>
          <table:table-cell office:value-type="string">
            <text:p>Andy, <text:a xlink:href="mailto:andrej.brodnik@fri.uni-lj.si">andrej.brodnik@fri.uni-lj.si</text:a></text:p>
          </table:table-cell>
        </table:table-row>
        <table:table-row table:style-name="ro6" table:number-rows-repeated="33">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6/01/2014</text:date>, <text:time>11:2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6-01T11:26:27</dc:date>
    <meta:editing-duration>PT9M37S</meta:editing-duration>
    <meta:editing-cycles>7</meta:editing-cycles>
    <meta:generator>OpenOffice/4.1.0$Unix OpenOffice.org_project/410m18$Build-9764</meta:generator>
    <dc:creator>Andrej (Andy) Brodnik</dc:creator>
    <meta:document-statistic meta:table-count="1" meta:cell-count="13" meta:object-count="0"/>
  </office:meta>
</office:document-meta>
</file>